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4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5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8f9258" officeooo:paragraph-rsid="00179d9a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style:style style:name="T4" style:family="text">
      <style:text-properties officeooo:rsid="001963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2499427653" text:style-name="L1">
        <text:list-header>
          <text:p text:style-name="P2">Eric Pineda</text:p>
          <text:p text:style-name="P2">Comptia A+ Study guide</text:p>
          <text:p text:style-name="P2"/>
        </text:list-header>
      </text:list>
      <text:p text:style-name="P3">Comptia A+ Cert. <text:span text:style-name="T1">1001</text:span></text:p>
      <text:p text:style-name="P13"/>
      <text:list xml:id="list3004897064" text:style-name="L2">
        <text:list-header>
          <text:p text:style-name="P4">Section <text:span text:style-name="T2">2</text:span> Notes</text:p>
          <text:p text:style-name="P9"/>
          <text:p text:style-name="P7">Chapter 1 – Safety and Professionalism</text:p>
        </text:list-header>
        <text:list-item>
          <text:p text:style-name="P8">Tools of the trade</text:p>
          <text:list>
            <text:list-item>
              <text:p text:style-name="P11">You can buy PC repair tool kits.</text:p>
            </text:list-item>
            <text:list-item>
              <text:p text:style-name="P11">There are kits for mobile devices.</text:p>
            </text:list-item>
            <text:list-item>
              <text:p text:style-name="P11">Use a voltage tester or volt-ohm meter to test input voltage.</text:p>
            </text:list-item>
            <text:list-item>
              <text:p text:style-name="P11">Always carry multiple thumb drives.</text:p>
              <text:p text:style-name="P10"/>
            </text:list-item>
          </text:list>
        </text:list-item>
        <text:list-item>
          <text:p text:style-name="P8">Troubleshooting theory</text:p>
          <text:list>
            <text:list-item>
              <text:p text:style-name="P10">The system unit provides processing and storage.</text:p>
            </text:list-item>
            <text:list-item>
              <text:p text:style-name="P10">Common input devices include keyboards, mice, and scanners.</text:p>
            </text:list-item>
            <text:list-item>
              <text:p text:style-name="P10">Common output devices include monitors, printers, and speakers.</text:p>
              <text:p text:style-name="P10"/>
            </text:list-item>
          </text:list>
          <text:p text:style-name="P12"/>
          <text:p text:style-name="P5">Section <text:span text:style-name="T3">3</text:span> Notes</text:p>
          <text:p text:style-name="P5">Section <text:span text:style-name="T3">4</text:span> Notes</text:p>
          <text:p text:style-name="P5">Section <text:span text:style-name="T3">5</text:span> Notes</text:p>
          <text:p text:style-name="P5">Section <text:span text:style-name="T3">6</text:span> Notes</text:p>
          <text:p text:style-name="P5">Section <text:span text:style-name="T3">7</text:span> Notes</text:p>
          <text:p text:style-name="P5">Section <text:span text:style-name="T3">8</text:span> Notes</text:p>
          <text:p text:style-name="P5">Section <text:span text:style-name="T3">9</text:span> Notes</text:p>
          <text:p text:style-name="P5">Section <text:span text:style-name="T3">10</text:span> Notes</text:p>
          <text:p text:style-name="P5">Section <text:span text:style-name="T3">11</text:span> Notes</text:p>
          <text:p text:style-name="P5"><text:soft-page-break/>Section <text:span text:style-name="T3">12</text:span> Notes</text:p>
          <text:p text:style-name="P5">Section <text:span text:style-name="T3">13</text:span> Notes</text:p>
          <text:p text:style-name="P5">Section <text:span text:style-name="T3">14</text:span> Notes</text:p>
          <text:p text:style-name="P5">Section <text:span text:style-name="T3">15</text:span> Notes</text:p>
          <text:p text:style-name="P5">Section <text:span text:style-name="T3">16</text:span> Notes</text:p>
          <text:p text:style-name="P5">Section <text:span text:style-name="T3">17</text:span> Notes</text:p>
          <text:p text:style-name="P5">Section <text:span text:style-name="T3">18</text:span> Notes</text:p>
          <text:p text:style-name="P5">Section <text:span text:style-name="T3">19</text:span> Notes</text:p>
          <text:p text:style-name="P5">Section <text:span text:style-name="T3">20</text:span> Notes</text:p>
          <text:p text:style-name="P5">Section <text:span text:style-name="T2">21</text:span> Notes</text:p>
          <text:p text:style-name="P5">Section <text:span text:style-name="T2">22</text:span> Notes</text:p>
          <text:p text:style-name="P5">Section <text:span text:style-name="T2">23</text:span> Not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04:10:56.335000000</meta:creation-date>
    <dc:date>2019-09-06T18:00:46.688000000</dc:date>
    <meta:editing-duration>PT4M9S</meta:editing-duration>
    <meta:editing-cycles>3</meta:editing-cycles>
    <meta:generator>LibreOffice/6.1.5.2$Windows_X86_64 LibreOffice_project/90f8dcf33c87b3705e78202e3df5142b201bd805</meta:generator>
    <meta:document-statistic meta:table-count="0" meta:image-count="0" meta:object-count="0" meta:page-count="2" meta:paragraph-count="41" meta:word-count="178" meta:character-count="848" meta:non-whitespace-character-count="742"/>
  </office:meta>
</office:document-meta>
</file>